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86c4b" officeooo:paragraph-rsid="00186c4b"/>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186c4b" officeooo:paragraph-rsid="00186c4b"/>
    </style:style>
    <style:style style:name="P3" style:family="paragraph" style:parent-style-name="Standard">
      <style:paragraph-properties fo:text-align="start" style:justify-single-word="false"/>
      <style:text-properties style:text-underline-style="none" officeooo:rsid="00186c4b" officeooo:paragraph-rsid="00186c4b"/>
    </style:style>
    <style:style style:name="P4" style:family="paragraph" style:parent-style-name="Standard">
      <style:paragraph-properties fo:text-align="start" style:justify-single-word="false"/>
      <style:text-properties style:text-underline-style="none" officeooo:rsid="0019cc3d" officeooo:paragraph-rsid="0019cc3d"/>
    </style:style>
    <style:style style:name="P5" style:family="paragraph" style:parent-style-name="Standard">
      <style:paragraph-properties fo:text-align="start" style:justify-single-word="false"/>
      <style:text-properties style:text-underline-style="none" officeooo:rsid="00208276" officeooo:paragraph-rsid="00208276"/>
    </style:style>
    <style:style style:name="P6" style:family="paragraph" style:parent-style-name="Standard">
      <style:paragraph-properties fo:text-align="start" style:justify-single-word="false"/>
      <style:text-properties style:text-underline-style="none" officeooo:rsid="0022013c" officeooo:paragraph-rsid="0022013c"/>
    </style:style>
    <style:style style:name="P7" style:family="paragraph" style:parent-style-name="Standard">
      <style:paragraph-properties fo:text-align="start" style:justify-single-word="false"/>
      <style:text-properties style:text-underline-style="none" officeooo:rsid="00230476" officeooo:paragraph-rsid="00230476"/>
    </style:style>
    <style:style style:name="P8" style:family="paragraph" style:parent-style-name="Standard">
      <style:paragraph-properties fo:text-align="center" style:justify-single-word="false"/>
      <style:text-properties fo:color="#c9211e" loext:opacity="100%" style:text-underline-style="solid" style:text-underline-width="auto" style:text-underline-color="font-color" officeooo:rsid="00186c4b" officeooo:paragraph-rsid="00186c4b"/>
    </style:style>
    <style:style style:name="T1" style:family="text">
      <style:text-properties officeooo:rsid="0019cc3d"/>
    </style:style>
    <style:style style:name="T2" style:family="text">
      <style:text-properties officeooo:rsid="001cfd45"/>
    </style:style>
    <style:style style:name="T3" style:family="text">
      <style:text-properties officeooo:rsid="001d0461"/>
    </style:style>
    <style:style style:name="T4" style:family="text">
      <style:text-properties officeooo:rsid="001e9667"/>
    </style:style>
    <style:style style:name="T5" style:family="text">
      <style:text-properties officeooo:rsid="0022013c"/>
    </style:style>
    <style:style style:name="T6" style:family="text">
      <style:text-properties officeooo:rsid="0026be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oisir le Bon résumé</text:p>
      <text:p text:style-name="P1"/>
      <text:p text:style-name="P1"/>
      <text:p text:style-name="P1"/>
      <text:p text:style-name="P2">1) « Sommes-nous multitâches ? », Hubert Guillaud, le 26 mai 2009 pour Internet actu (extrait)</text:p>
      <text:p text:style-name="P2"/>
      <text:p text:style-name="P3">⇒ 1) Le thème principal cet extrait est <text:span text:style-name="T1">le multitâche</text:span> et le thème lié est l’<text:span text:style-name="T2">attention.</text:span></text:p>
      <text:p text:style-name="P3"/>
      <text:p text:style-name="P3">⇒ 2) <text:span text:style-name="T3">La thèse c’est que certains pensent qu’à « l’ère de la connexion permanente » notre capacité à être multitâches est à développer </text:span><text:span text:style-name="T4">tandis que des neuroscientifiques estiment que « notre capacité à être multitâche est un mythe »</text:span></text:p>
      <text:p text:style-name="P3"/>
      <text:p text:style-name="P4">⇒ 3)</text:p>
      <text:p text:style-name="P4">Résumé n°1 :</text:p>
      <text:p text:style-name="P7">La deuxième thèse est inexistante malgré cela les idées sont dans l ‘ordre et les connecteurs logiques sont utilisés à bon escient. <text:span text:style-name="T6">Il y a aussi « , » entre le sujet et le verbe dans la première ligne</text:span></text:p>
      <text:p text:style-name="P5"/>
      <text:p text:style-name="P5"><text:span text:style-name="T5">Résumé n°2)</text:span></text:p>
      <text:p text:style-name="P7">Beaucoup d’informations inutiles. Mais l’utilisation de connecteur logique y est présente. De plus les deux thèses s’enchaînent sans connecteur logique, cela appui sur le fait que les thèses sont différentes. Donc on distingue difficilement les différents statuts.</text:p>
      <text:p text:style-name="P6"/>
      <text:p text:style-name="P6">Résumé n°3) </text:p>
      <text:p text:style-name="P7">Le résumé commence par présenter l’auteur. De plus il manque des informations essentielles et des parties du texte, donc le texte est trop raccourci. Le point de vue de l’auteur n’est pas respecté et il manque des connecteurs logiques.</text:p>
      <text:p text:style-name="P6"/>
      <text:p text:style-name="P6">Résumé n°4) </text:p>
      <text:p text:style-name="P7">Ce résumé est le mieux construit, car les idées sont dans l’ordre, les connecteurs logiques sont présents et bien utilisés, de plus on voit l’opposition entre les deux thèses grâce aux deux paragraphes alors le résumé est bien structur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1:14:25.072401776</meta:creation-date>
    <dc:date>2022-12-05T11:17:52.128909306</dc:date>
    <meta:editing-duration>PT47M21S</meta:editing-duration>
    <meta:editing-cycles>12</meta:editing-cycles>
    <meta:generator>LibreOffice/7.3.7.2$Linux_X86_64 LibreOffice_project/30$Build-2</meta:generator>
    <meta:document-statistic meta:table-count="0" meta:image-count="0" meta:object-count="0" meta:page-count="1" meta:paragraph-count="13" meta:word-count="241" meta:character-count="1418" meta:non-whitespace-character-count="1188"/>
  </office:meta>
</office:document-meta>
</file>